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Arial" officeooo:rsid="000e3148" officeooo:paragraph-rsid="000e3148"/>
    </style:style>
    <style:style style:name="P2" style:family="paragraph" style:parent-style-name="Standard">
      <style:text-properties style:font-name="Arial" officeooo:rsid="000e3148" officeooo:paragraph-rsid="0016ba0b"/>
    </style:style>
    <style:style style:name="P3" style:family="paragraph" style:parent-style-name="Standard">
      <style:paragraph-properties fo:margin-top="0.302cm" fo:margin-bottom="0.302cm" style:contextual-spacing="false"/>
      <style:text-properties style:font-name="Arial" officeooo:rsid="000e3148" officeooo:paragraph-rsid="000e3148"/>
    </style:style>
    <style:style style:name="P4" style:family="paragraph" style:parent-style-name="Subtitle">
      <style:text-properties style:text-underline-style="solid" style:text-underline-width="auto" style:text-underline-color="font-color"/>
    </style:style>
    <style:style style:name="P5" style:family="paragraph" style:parent-style-name="Standard" style:list-style-name="L1">
      <style:paragraph-properties fo:margin-top="0.201cm" fo:margin-bottom="0.201cm" style:contextual-spacing="false"/>
      <style:text-properties style:font-name="Arial" officeooo:rsid="001a3e43" officeooo:paragraph-rsid="0014e5f1"/>
    </style:style>
    <style:style style:name="P6" style:family="paragraph" style:parent-style-name="Standard" style:list-style-name="L1">
      <style:paragraph-properties fo:margin-top="0.201cm" fo:margin-bottom="0.201cm" style:contextual-spacing="false"/>
      <style:text-properties style:font-name="Arial" officeooo:rsid="002c6b43" officeooo:paragraph-rsid="002c6b43"/>
    </style:style>
    <style:style style:name="P7" style:family="paragraph" style:parent-style-name="Standard" style:list-style-name="L1">
      <style:paragraph-properties fo:margin-top="0.201cm" fo:margin-bottom="0.201cm" style:contextual-spacing="false" fo:line-height="115%"/>
      <style:text-properties style:font-name="Arial" officeooo:rsid="002c6b43" officeooo:paragraph-rsid="002c6b43"/>
    </style:style>
    <style:style style:name="P8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c9364" officeooo:paragraph-rsid="002de1fa"/>
    </style:style>
    <style:style style:name="P9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ba0cf" officeooo:paragraph-rsid="002c6b43"/>
    </style:style>
    <style:style style:name="P10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ba0cf" officeooo:paragraph-rsid="002de1fa"/>
    </style:style>
    <style:style style:name="P11" style:family="paragraph" style:parent-style-name="Standard" style:list-style-name="L1">
      <style:paragraph-properties fo:margin-top="0.101cm" fo:margin-bottom="0.101cm" style:contextual-spacing="false" fo:line-height="115%"/>
      <style:text-properties style:font-name="Arial" officeooo:rsid="001ba0cf" officeooo:paragraph-rsid="002c6b43"/>
    </style:style>
    <style:style style:name="P12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c920e" officeooo:paragraph-rsid="002de1fa"/>
    </style:style>
    <style:style style:name="P13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bd592" officeooo:paragraph-rsid="002de1fa"/>
    </style:style>
    <style:style style:name="P14" style:family="paragraph" style:parent-style-name="Standard" style:list-style-name="L1">
      <style:paragraph-properties fo:margin-top="0.101cm" fo:margin-bottom="0.101cm" style:contextual-spacing="false" fo:line-height="115%"/>
      <style:text-properties style:font-name="Arial" officeooo:rsid="00227dc4" officeooo:paragraph-rsid="002de1fa"/>
    </style:style>
    <style:style style:name="P15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227dc4" officeooo:paragraph-rsid="002de1fa"/>
    </style:style>
    <style:style style:name="P16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eb59e" officeooo:paragraph-rsid="002de1f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1def0"/>
    </style:style>
    <style:style style:name="T3" style:family="text">
      <style:text-properties officeooo:rsid="00123ebb"/>
    </style:style>
    <style:style style:name="T4" style:family="text">
      <style:text-properties officeooo:rsid="0016ba0b"/>
    </style:style>
    <style:style style:name="T5" style:family="text">
      <style:text-properties officeooo:rsid="001eb53e"/>
    </style:style>
    <style:style style:name="T6" style:family="text">
      <style:text-properties officeooo:rsid="001eb59e"/>
    </style:style>
    <style:style style:name="T7" style:family="text">
      <style:text-properties officeooo:rsid="0022a4f2"/>
    </style:style>
    <style:style style:name="T8" style:family="text">
      <style:text-properties officeooo:rsid="002acf21"/>
    </style:style>
    <style:style style:name="T9" style:family="text">
      <style:text-properties officeooo:rsid="002c6b43"/>
    </style:style>
    <style:style style:name="T10" style:family="text">
      <style:text-properties officeooo:rsid="002082e6"/>
    </style:style>
    <style:style style:name="T11" style:family="text">
      <style:text-properties officeooo:rsid="001bd592"/>
    </style:style>
    <style:style style:name="T12" style:family="text">
      <style:text-properties officeooo:rsid="001c920e"/>
    </style:style>
    <style:style style:name="T13" style:family="text">
      <style:text-properties officeooo:rsid="0024e35f"/>
    </style:style>
    <style:style style:name="T14" style:family="text">
      <style:text-properties officeooo:rsid="00210c00"/>
    </style:style>
    <style:style style:name="T15" style:family="text">
      <style:text-properties officeooo:rsid="002de1f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istoria de usuario Nro. <text:span text:style-name="T8">7</text:span>.</text:p>
      <text:p text:style-name="P3"><text:span text:style-name="T1">Titulo</text:span>: <text:span text:style-name="T9">Modificar mis anuncios</text:span><text:span text:style-name="T4">.</text:span></text:p>
      <text:p text:style-name="P2"><text:span text:style-name="T1">Descripción</text:span>: Como usuario del sitio “<text:span text:style-name="T3">online pets</text:span><text:span text:style-name="T2">”</text:span>, quiero poder <text:span text:style-name="T9">modificar mis anuncios cargados anteriormente para corregir información asociada al anuncio.</text:span></text:p>
      <text:p text:style-name="P2"/>
      <text:p text:style-name="P1"><text:span text:style-name="T1">Criterios de aceptación</text:span>:</text:p>
      <text:list xml:id="list456067543" text:style-name="L1">
        <text:list-item>
          <text:p text:style-name="P5"><text:span text:style-name="T9">Al ingresar a la pagina de modificación del anuncio la misma debe presentar la siguiente estructura:</text:span> (Pasa)</text:p>
          <text:list>
            <text:list-item>
              <text:p text:style-name="P6">Ver el tipo de anuncio sin posibilidad de modificarlo.</text:p>
            </text:list-item>
            <text:list-item>
              <text:p text:style-name="P6">Si el tipo de anuncio es extravío de mascota, entonces se debe poder modificar la siguiente información:</text:p>
              <text:list>
                <text:list-item>
                  <text:p text:style-name="P6">Categoría.</text:p>
                </text:list-item>
                <text:list-item>
                  <text:p text:style-name="P6">Color.</text:p>
                </text:list-item>
                <text:list-item>
                  <text:p text:style-name="P6">Nombre.</text:p>
                </text:list-item>
                <text:list-item>
                  <text:p text:style-name="P6">Descripción adicional.</text:p>
                </text:list-item>
                <text:list-item>
                  <text:p text:style-name="P6">Comentarios.</text:p>
                </text:list-item>
                <text:list-item>
                  <text:p text:style-name="P6">Fotos.</text:p>
                </text:list-item>
                <text:list-item>
                  <text:p text:style-name="P6">Tipo de contacto. Solo teléfono y dirección.</text:p>
                </text:list-item>
              </text:list>
            </text:list-item>
            <text:list-item>
              <text:p text:style-name="P6">Si el tipo de anuncio es adopción de mascota, entonces se debe poder modificar la siguiente información:</text:p>
              <text:list>
                <text:list-item>
                  <text:p text:style-name="P6">Categoría.</text:p>
                </text:list-item>
                <text:list-item>
                  <text:p text:style-name="P6">Comentarios.</text:p>
                </text:list-item>
                <text:list-item>
                  <text:p text:style-name="P6">Fotos.</text:p>
                </text:list-item>
                <text:list-item>
                  <text:p text:style-name="P6">Tipo de contactos. Solo modificar teléfono y dirección.</text:p>
                </text:list-item>
              </text:list>
            </text:list-item>
            <text:list-item>
              <text:p text:style-name="P6">Si el tipo de anuncio es de mascota encontrada, entonces se debe poder modificar la siguiente información: </text:p>
              <text:list>
                <text:list-item>
                  <text:p text:style-name="P6">Categoría.</text:p>
                </text:list-item>
                <text:list-item>
                  <text:p text:style-name="P6">Color.</text:p>
                </text:list-item>
                <text:list-item>
                  <text:p text:style-name="P6">Descripción adicional.</text:p>
                </text:list-item>
                <text:list-item>
                  <text:p text:style-name="P6">Comentarios.</text:p>
                </text:list-item>
                <text:list-item>
                  <text:p text:style-name="P6">Fotos.</text:p>
                </text:list-item>
                <text:list-item>
                  <text:p text:style-name="P6"><text:soft-page-break/>Tipo de contacto.</text:p>
                </text:list-item>
              </text:list>
            </text:list-item>
            <text:list-item>
              <text:p text:style-name="P6">Ver los botones “Publicar” y “Salir”.</text:p>
            </text:list-item>
          </text:list>
        </text:list-item>
        <text:list-item>
          <text:p text:style-name="P7">Tener la posibilidad de modificar datos que no correspondan al tipo de anuncio. (Error).</text:p>
        </text:list-item>
        <text:list-item>
          <text:p text:style-name="P9">“Categoría” debe ser un<text:span text:style-name="T11">a</text:span> lista desplegable con las opciones: Perro – Gato – Ave – Tortuga – Conejo – Otro.(Pasa)</text:p>
        </text:list-item>
        <text:list-item>
          <text:p text:style-name="P9">Cuando se selecciona “Otro” en la lista desplegable “<text:span text:style-name="T11">C</text:span>ategoría” se debe habilitar un cuadro de texto.<text:span text:style-name="T5">(Pasa)</text:span></text:p>
        </text:list-item>
        <text:list-item>
          <text:p text:style-name="P11"><text:span text:style-name="T10">S</text:span>e selecciona “Otro” en la lista desplegable “<text:span text:style-name="T11">C</text:span>ategoría” <text:span text:style-name="T10">y </text:span><text:span text:style-name="T5">no se</text:span> habilita cuadro de texto.<text:span text:style-name="T5">(Error)</text:span></text:p>
        </text:list-item>
        <text:list-item>
          <text:p text:style-name="P13">“Color” debe ser una lista desplegable con las opciones: Negro – Blanco – Marrón – Verde – Otro.<text:span text:style-name="T5">(Pasa)</text:span> </text:p>
        </text:list-item>
        <text:list-item>
          <text:p text:style-name="P13"><text:span text:style-name="T10">S</text:span>e selecciona “Otro” en la lista desplegable “Color” <text:span text:style-name="T10">y</text:span> <text:span text:style-name="T5">no </text:span>se habilita cuadro de texto.<text:span text:style-name="T5">(Error)</text:span></text:p>
        </text:list-item>
        <text:list-item>
          <text:p text:style-name="P10">Cuando se selecciona “Otro” en la lista desplegable “<text:span text:style-name="T11">C</text:span>ategoría” <text:span text:style-name="T5">no se</text:span> habilita un cuadro de texto.<text:span text:style-name="T5">(Error)</text:span></text:p>
        </text:list-item>
        <text:list-item>
          <text:p text:style-name="P12">“Descripción <text:span text:style-name="T6">adicional”</text:span> debe ser un cuadro de texto que permita cargar <text:span text:style-name="T10">datos</text:span> de no mas de <text:span text:style-name="T6">100</text:span> caracteres.<text:span text:style-name="T6">(Pasa)</text:span></text:p>
        </text:list-item>
        <text:list-item>
          <text:p text:style-name="P12">“Descripción <text:span text:style-name="T6">adicional” permite </text:span>cargar texto de mas de <text:span text:style-name="T6">100</text:span> caracteres.<text:span text:style-name="T6">(Error)</text:span></text:p>
        </text:list-item>
        <text:list-item>
          <text:p text:style-name="P12">“Comentario<text:span text:style-name="T6">s”</text:span> debe ser un cuadro de texto que permita cargar <text:span text:style-name="T10">datos</text:span> de no mas de 255 caracteres.<text:span text:style-name="T6">(Pasa)</text:span></text:p>
        </text:list-item>
        <text:list-item>
          <text:p text:style-name="P8"><text:span text:style-name="T12">“Comentario</text:span><text:span text:style-name="T6">s”</text:span><text:span text:style-name="T12"> permit</text:span><text:span text:style-name="T6">e</text:span><text:span text:style-name="T12"> cargar texto de mas de 255 caracteres.</text:span><text:span text:style-name="T6">(Error)</text:span></text:p>
        </text:list-item>
        <text:list-item>
          <text:p text:style-name="P8">“Fotos” debe permitirse cargar hasta 7 fotos de la mascota.<text:span text:style-name="T6">(Pasa)</text:span></text:p>
        </text:list-item>
        <text:list-item>
          <text:p text:style-name="P8">“Fotos” <text:span text:style-name="T10">permite </text:span>carga<text:span text:style-name="T10">r</text:span> <text:span text:style-name="T6">mas de</text:span> 7 fotos de la mascota.<text:span text:style-name="T6">(Error)</text:span></text:p>
        </text:list-item>
        <text:list-item>
          <text:p text:style-name="P8">“Tipo de contacto” deben ser <text:span text:style-name="T6">2</text:span> cuadros de verificación el cual si se tilda se mostrara junto al anuncio el dato correspondiente al teléfono o dirección de contacto.<text:span text:style-name="T6">(Pasa)</text:span></text:p>
        </text:list-item>
        <text:list-item>
          <text:p text:style-name="P16">Mostrar leyenda que indica que el correo electrónico sera el contacto predeterminado <text:span text:style-name="T10">el cual siempre se mostrara en la publicaciones.(Pasa)</text:span></text:p>
        </text:list-item>
        <text:list-item>
          <text:p text:style-name="P16"><text:span text:style-name="T13">No se muestra la</text:span> leyenda que indica que el correo electrónico sera el contacto predeterminado <text:span text:style-name="T13">y</text:span><text:span text:style-name="T10"> siempre se mostrara en la publicaciones.(</text:span><text:span text:style-name="T13">Error</text:span><text:span text:style-name="T10">)</text:span></text:p>
        </text:list-item>
        <text:list-item>
          <text:p text:style-name="P16">Tener tildados ambos cuadros de verificación o al menos uno y no ver su información en la publicación.<text:span text:style-name="T10">(Error)</text:span></text:p>
        </text:list-item>
        <text:list-item>
          <text:p text:style-name="P8">El botón “<text:span text:style-name="T10">Publicar”</text:span> debe activarse si los campos “Categoría” <text:span text:style-name="T7">y</text:span> “Color” tienen dato cargado y existe al menos una foto, hasta siete, ingresada<text:span text:style-name="T10">s</text:span> para carga<text:span text:style-name="T10">r</text:span> el anuncio.<text:span text:style-name="T10">(Pasa)</text:span></text:p>
        </text:list-item>
        <text:list-item>
          <text:p text:style-name="P8">El botón “<text:span text:style-name="T10">Publicar”</text:span> <text:span text:style-name="T14">activo</text:span> si <text:span text:style-name="T14">algunos de los</text:span> campos “Categoría” <text:span text:style-name="T7">y </text:span>“Color” <text:span text:style-name="T14">no </text:span>tienen dato cargado <text:span text:style-name="T14">o</text:span> <text:span text:style-name="T14">no </text:span>existe <text:span text:style-name="T14">alguna</text:span> foto ingresada<text:span text:style-name="T10"> </text:span><text:span text:style-name="T14">al</text:span> carga<text:span text:style-name="T10">r</text:span> el anuncio.<text:span text:style-name="T10">(</text:span><text:span text:style-name="T14">Error</text:span><text:span text:style-name="T10">)</text:span></text:p>
        </text:list-item>
        <text:list-item>
          <text:p text:style-name="P8">Los campos “Descripción adicional”, “Comentarios” y “Tipo de contacto” son optativos.<text:span text:style-name="T10">(Pasa)</text:span></text:p>
        </text:list-item>
        <text:list-item>
          <text:p text:style-name="P15">Presionar el botón “Publicar” y ver el anuncio <text:span text:style-name="T15">modificado</text:span>. (Pasa)</text:p>
        </text:list-item>
        <text:list-item>
          <text:p text:style-name="P15"><text:soft-page-break/>Presionar el botón “Publicar” y no <text:span text:style-name="T15">ver las modificaciones en el anuncio</text:span>. (Error)</text:p>
        </text:list-item>
        <text:list-item>
          <text:p text:style-name="P15">Presionar el botón “Salir” y volver a la pagina <text:span text:style-name="T15">de listado de anuncios</text:span>. (Pasa)</text:p>
        </text:list-item>
        <text:list-item>
          <text:p text:style-name="P14">Presionar el botón “Salir” y no volver a la pagina <text:span text:style-name="T15">de listado de anuncios</text:span>. (Error)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1T19:45:33.869000000</dc:date>
    <meta:editing-duration>PT13H33M39S</meta:editing-duration>
    <meta:editing-cycles>12</meta:editing-cycles>
    <meta:generator>LibreOffice/7.1.0.3$Windows_X86_64 LibreOffice_project/f6099ecf3d29644b5008cc8f48f42f4a40986e4c</meta:generator>
    <meta:document-statistic meta:table-count="0" meta:image-count="0" meta:object-count="0" meta:page-count="3" meta:paragraph-count="51" meta:word-count="579" meta:character-count="3614" meta:non-whitespace-character-count="3122"/>
  </office:meta>
</office:document-meta>
</file>